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 + notulen 11 januari 2018.</text:p>
      <text:p text:style-name="P1"/>
      <text:p text:style-name="P2">Agenda:</text:p>
      <text:p text:style-name="P2"/>
      <text:list xml:id="list8097613567312045153" text:style-name="L1">
        <text:list-item>
          <text:p text:style-name="P5">Opening</text:p>
        </text:list-item>
        <text:list-item>
          <text:p text:style-name="P5">Vaststellen agenda</text:p>
        </text:list-item>
        <text:list-item>
          <text:p text:style-name="P5">Mededelingen</text:p>
        </text:list-item>
        <text:list-item>
          <text:p text:style-name="P5">Evt bespreken notulen</text:p>
        </text:list-item>
        <text:list-item>
          <text:p text:style-name="P5">Tevredenheid projectactiviteiten.</text:p>
        </text:list-item>
        <text:list-item>
          <text:p text:style-name="P5">Moscow lijst voorstel.</text:p>
        </text:list-item>
        <text:list-item>
          <text:p text:style-name="P5">Trello.</text:p>
        </text:list-item>
        <text:list-item>
          <text:p text:style-name="P5">Presenteren website/spel.</text:p>
        </text:list-item>
        <text:list-item>
          <text:p text:style-name="P5">Presentatie / gesprek wanneer?</text:p>
        </text:list-item>
        <text:list-item>
          <text:p text:style-name="P5">Rondvraag</text:p>
        </text:list-item>
      </text:list>
      <text:p text:style-name="P3"/>
      <text:p text:style-name="P3"><text:tab/></text:p>
      <text:p text:style-name="P3"/>
      <text:p text:style-name="P2">Notulen:</text:p>
      <text:p text:style-name="P3">moscow muziekje could.</text:p>
      <text:p text:style-name="P3">Licht could.</text:p>
      <text:p text:style-name="P3">Einde spel.</text:p>
      <text:p text:style-name="P3"/>
      <text:p text:style-name="P3">Mail cgi gespr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 den breejen</meta:initial-creator>
    <meta:creation-date>2018-01-11T10:32:23.34</meta:creation-date>
    <dc:date>2018-01-11T12:52:23.96</dc:date>
    <dc:creator>bor den breejen</dc:creator>
    <meta:editing-duration>PT1H11M57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18" meta:word-count="48" meta:character-count="317"/>
  </office:meta>
</office:document-meta>
</file>